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fo:font-weight="normal" style:font-size-asian="12pt" style:font-weight-asian="normal" style:font-size-complex="12pt" style:font-weight-complex="normal"/>
    </style:style>
    <style:style style:name="P5" style:family="paragraph" style:parent-style-name="Table_20_Contents">
      <style:text-properties style:font-name="Arial" fo:font-size="12pt" fo:font-weight="normal" style:font-size-asian="12pt" style:font-weight-asian="normal" style:font-size-complex="12pt" style:font-weight-complex="normal"/>
    </style:style>
    <style:style style:name="P6" style:family="paragraph" style:parent-style-name="Table_20_Contents">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eo del caballo</text:p>
      <text:p text:style-name="P1"/>
      <text:p text:style-name="P1"/>
      <text:p text:style-name="P2">Desarrolle un programa que mueva un caballo de ajedrez a travez de cada casilla del tablero. El tablero debe estar representado por un arreblo bidimensional de 8x8, donde cada casilla se inicializa con 0. Describir los movimientos del caballo utilizando arreglos unidimensionales llamados horizontal y vertical. Se debe almacenar la posicion actual del caballo para cada coordenada. Utilice un contador que varie de 1 a 64 para llevar la cuenta de los movimientos que en teoria deberian ser válidos. Evalúe cada movimiento potencial para ver si el caballo ya visito esa posición y para comprobar que el caballo no se salga del tablero.</text:p>
      <text:p text:style-name="P2"/>
      <table:table table:name="Tabla1" table:style-name="Tabla1">
        <table:table-column table:style-name="Tabla1.A"/>
        <table:table-row>
          <table:table-cell table:style-name="Tabla1.A1" office:value-type="string">
            <text:p text:style-name="P3">Tablero</text:p>
          </table:table-cell>
        </table:table-row>
        <table:table-row>
          <table:table-cell table:style-name="Tabla1.A2" office:value-type="string">
            <text:p text:style-name="P3">dimensiones: int</text:p>
            <text:p text:style-name="P3">tabla : array bidimensional int</text:p>
          </table:table-cell>
        </table:table-row>
        <table:table-row>
          <table:table-cell table:style-name="Tabla1.A2" office:value-type="string">
            <text:p text:style-name="P3">&lt;&lt;constructor&gt;&gt; Tablero</text:p>
            <text:p text:style-name="P3">+obtenerDimesiones() : int</text:p>
            <text:p text:style-name="P3">+mostrarTablero()</text:p>
            <text:p text:style-name="P3">+establecerCasilla(posicion : Posicion , movimiento : int) : void</text:p>
            <text:p text:style-name="P3">+ const obtenerCasilla(posicion : const Posicion) : int</text:p>
          </table:table-cell>
        </table:table-row>
      </table:table>
      <text:p text:style-name="P2"/>
      <text:p text:style-name="P4">&lt;&lt;constructor&gt;&gt; Tablero(int dimensiones)</text:p>
      <text:p text:style-name="P4">:dimensiones() , tabla(0)</text:p>
      <text:p text:style-name="P4"/>
      <text:p text:style-name="P4">+obtenerDimesiones()</text:p>
      <text:p text:style-name="P4"><text:s text:c="5"/>devolver dimensiones</text:p>
      <text:p text:style-name="P4"/>
      <text:p text:style-name="P4">+mostrarTablero</text:p>
      <text:p text:style-name="P4"><text:s text:c="5"/>para cada fila i del tablero</text:p>
      <text:p text:style-name="P4"><text:s text:c="10"/>para cada columna j del tablero</text:p>
      <text:p text:style-name="P4"><text:s text:c="17"/>mostrar celda [i, j]</text:p>
      <text:p text:style-name="P4"><text:s text:c="10"/></text:p>
      <text:p text:style-name="P2"/>
      <table:table table:name="Tabla2" table:style-name="Tabla2">
        <table:table-column table:style-name="Tabla2.A"/>
        <table:table-row>
          <table:table-cell table:style-name="Tabla2.A1" office:value-type="string">
            <text:p text:style-name="P3">Caballo</text:p>
          </table:table-cell>
        </table:table-row>
        <table:table-row>
          <table:table-cell table:style-name="Tabla2.A2" office:value-type="string">
            <text:p text:style-name="P3">-posicionActual : Posicion</text:p>
            <text:p text:style-name="P3">-movimiento : arreglo Posicion static const</text:p>
            <text:p text:style-name="P3">-cantidadMovimientos : int</text:p>
            <text:p text:style-name="P3">-tablero : referencia a Tablero</text:p>
          </table:table-cell>
        </table:table-row>
        <table:table-row>
          <table:table-cell table:style-name="Tabla2.A2" office:value-type="string">
            <text:p text:style-name="P3">&lt;&lt;constructor&gt;&gt; Caballo(Posicion, Tablero)</text:p>
            <text:p text:style-name="P3">+moverCaballo()</text:p>
            <text:p text:style-name="P3">+obtenerPosicionActual() : Posicion</text:p>
            <text:p text:style-name="P3">+obtenerCantidadMovimientos : int</text:p>
            <text:p text:style-name="P3">+evaluarMovimiento() : bool const</text:p>
          </table:table-cell>
        </table:table-row>
      </table:table>
      <text:p text:style-name="P2"/>
      <text:p text:style-name="P4">&lt;&lt;constructor&gt;&gt; Caballo(posicionInicial : Posicion, tabla : referencia a Tablero)</text:p>
      <text:p text:style-name="P4"><text:s text:c="5"/>: PosicionActual(0, 0) , CantidadMovimentos(1) , tablero(tabla)</text:p>
      <text:p text:style-name="P4"/>
      <text:p text:style-name="P4">+obtenerPosicionActual() : Posicion</text:p>
      <text:p text:style-name="P4"><text:s text:c="5"/>regresar posicionActual</text:p>
      <text:p text:style-name="P4"><text:soft-page-break/></text:p>
      <text:p text:style-name="P4"/>
      <text:p text:style-name="P4"/>
      <text:p text:style-name="P4">+moverCaballo() : bool</text:p>
      <text:p text:style-name="P4"><text:s text:c="4"/>para cada movimiento establecer contador i</text:p>
      <text:p text:style-name="P4"><text:s text:c="8"/>si al evaluarMovimento es valido</text:p>
      <text:p text:style-name="P4"><text:s text:c="13"/>mover Caballo a nueva posicion</text:p>
      <text:p text:style-name="P4"><text:tab/> <text:s text:c="2"/>aumentar movimientos en 1</text:p>
      <text:p text:style-name="P4"><text:tab/> <text:s text:c="2"/>establecerCasilla posicionActual con cantidad movimientos</text:p>
      <text:p text:style-name="P4"><text:s text:c="13"/>devolver movimiento realizado</text:p>
      <text:p text:style-name="P4"><text:s text:c="4"/>devolver movimento no realizado</text:p>
      <text:p text:style-name="P4"/>
      <text:p text:style-name="P4">++evaluarMovimiento(movimiento : int) : bool const</text:p>
      <text:p text:style-name="P4"><text:s text:c="4"/>declarar movPrueba de tipo posicion</text:p>
      <text:p text:style-name="P4"><text:s text:c="4"/>asignar posicionActual + movimiento a movPrueba</text:p>
      <text:p text:style-name="P4"><text:s text:c="4"/>si movPrueba &gt;= (0, 0) y movPrueba &lt;(8, 8) y obtenerCasilla(movPrueba) = 0</text:p>
      <text:p text:style-name="P4"><text:s text:c="9"/>return true</text:p>
      <text:p text:style-name="P4"><text:s text:c="4"/>si no</text:p>
      <text:p text:style-name="P4"><text:s text:c="9"/>return false <text:s text:c="39"/></text:p>
      <text:p text:style-name="P4"/>
      <table:table table:name="Tabla3" table:style-name="Tabla3">
        <table:table-column table:style-name="Tabla3.A"/>
        <table:table-row>
          <table:table-cell table:style-name="Tabla3.A1" office:value-type="string">
            <text:p text:style-name="P3">Posicion</text:p>
          </table:table-cell>
        </table:table-row>
        <table:table-row>
          <table:table-cell table:style-name="Tabla3.A2" office:value-type="string">
            <text:p text:style-name="P3">-x</text:p>
            <text:p text:style-name="P3">-y</text:p>
          </table:table-cell>
        </table:table-row>
        <table:table-row>
          <table:table-cell table:style-name="Tabla3.A2" office:value-type="string">
            <text:p text:style-name="P3">Posicion(x : int, y : int) &lt;constructor&gt;</text:p>
            <text:p text:style-name="P3">+obtenerX() : int</text:p>
            <text:p text:style-name="P3">+obtenerY() : int</text:p>
            <text:p text:style-name="P3">+establecerX(x : int)</text:p>
            <text:p text:style-name="P3">+establecerY(y : int)</text:p>
            <text:p text:style-name="P3">+operador+(derecha : Posicion) </text:p>
            <text:p text:style-name="P3">+operador&gt;(derecha : Posicion) bool</text:p>
            <text:p text:style-name="P3">+operador&lt;(derecha : Posicion) bool</text:p>
          </table:table-cell>
        </table:table-row>
      </table:table>
      <text:p text:style-name="P4"/>
      <text:p text:style-name="P4">+obtenerX() : int</text:p>
      <text:p text:style-name="P4"><text:s text:c="5"/>retornar x</text:p>
      <text:p text:style-name="P4"/>
      <text:p text:style-name="P4">+obtenerY() : int</text:p>
      <text:p text:style-name="P4"><text:s text:c="5"/>retornary</text:p>
      <text:p text:style-name="P4"/>
      <text:p text:style-name="P3">+establecerX(x : int)</text:p>
      <text:p text:style-name="P3"><text:s text:c="5"/>asignar x a x del objeto</text:p>
      <text:p text:style-name="P3"/>
      <text:p text:style-name="P4">+establecerY(y : int)</text:p>
      <text:p text:style-name="P4"><text:s text:c="4"/>asignar y a y del objeto</text:p>
      <text:p text:style-name="P4"/>
      <text:p text:style-name="P4">Posicion(x : int, y : int) &lt;constructor&gt;</text:p>
      <text:p text:style-name="P4"><text:s text:c="4"/>:x(x) , y(y)</text:p>
      <text:p text:style-name="P4"/>
      <text:p text:style-name="P4">+operador+=(a_derecho : Posicion) : const Posicion</text:p>
      <text:p text:style-name="P4"><text:s text:c="5"/>declarar suma : Posicion</text:p>
      <text:p text:style-name="P4"><text:s text:c="5"/>sumar x del objeto con x de a_derecho y asignarlo a x objeto</text:p>
      <text:p text:style-name="P4"><text:s text:c="5"/>sumar y del objeto con y de a_derecho y asignarlo a y objeto</text:p>
      <text:p text:style-name="P4"><text:soft-page-break/><text:s text:c="5"/>devolver referencia del objeto;</text:p>
      <text:p text:style-name="P4"/>
      <text:p text:style-name="P4">+operador&gt;(derecha : Posicion) bool</text:p>
      <text:p text:style-name="P4"><text:s text:c="5"/>si x derecha &lt; x objeto o si y derecha &lt; y objeto</text:p>
      <text:p text:style-name="P4"><text:s text:c="10"/>devolver false</text:p>
      <text:p text:style-name="P4"><text:s text:c="5"/>si no</text:p>
      <text:p text:style-name="P4"><text:s text:c="10"/>devolver true</text:p>
      <text:p text:style-name="P4"/>
      <text:p text:style-name="P4">+operador&lt;(derecha : Posicion) bool</text:p>
      <text:p text:style-name="P4"><text:s text:c="5"/>si <text:s/>es objeto &gt; derecha es false</text:p>
      <text:p text:style-name="P4"><text:s text:c="10"/>devolver true</text:p>
      <text:p text:style-name="P4"><text:s text:c="5"/>si no</text:p>
      <text:p text:style-name="P4"><text:s text:c="10"/>devolver fals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46M11S</meta:editing-duration>
    <meta:editing-cycles>6</meta:editing-cycles>
    <meta:generator>OpenOffice/4.1.7$Win32 OpenOffice.org_project/417m1$Build-9800</meta:generator>
    <dc:date>2020-07-05T20:45:40.07</dc:date>
    <meta:document-statistic meta:table-count="3" meta:image-count="0" meta:object-count="0" meta:page-count="3" meta:paragraph-count="84" meta:word-count="437" meta:character-count="3234"/>
    <meta:user-defined meta:name="Info 1"/>
    <meta:user-defined meta:name="Info 2"/>
    <meta:user-defined meta:name="Info 3"/>
    <meta:user-defined meta:name="Info 4"/>
  </office:meta>
</office:document-meta>
</file>